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927*"/>
    </style:style>
    <style:style style:name="Таблица1.B" style:family="table-column">
      <style:table-column-properties style:column-width="1.58cm" style:rel-column-width="896*"/>
    </style:style>
    <style:style style:name="Таблица1.C" style:family="table-column">
      <style:table-column-properties style:column-width="2.284cm" style:rel-column-width="1295*"/>
    </style:style>
    <style:style style:name="Таблица1.D" style:family="table-column">
      <style:table-column-properties style:column-width="4.33cm" style:rel-column-width="2455*"/>
    </style:style>
    <style:style style:name="Таблица1.E" style:family="table-column">
      <style:table-column-properties style:column-width="5.406cm" style:rel-column-width="306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5.212cm" table:align="margins"/>
    </style:style>
    <style:style style:name="Таблица2.A" style:family="table-column">
      <style:table-column-properties style:column-width="1.54cm" style:rel-column-width="873*"/>
    </style:style>
    <style:style style:name="Таблица2.B" style:family="table-column">
      <style:table-column-properties style:column-width="1.065cm" style:rel-column-width="604*"/>
    </style:style>
    <style:style style:name="Таблица2.C" style:family="table-column">
      <style:table-column-properties style:column-width="1.304cm" style:rel-column-width="73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5.212cm" table:align="margins"/>
    </style:style>
    <style:style style:name="Таблица3.A" style:family="table-column">
      <style:table-column-properties style:column-width="1.827cm" style:rel-column-width="1036*"/>
    </style:style>
    <style:style style:name="Таблица3.B" style:family="table-column">
      <style:table-column-properties style:column-width="1.083cm" style:rel-column-width="614*"/>
    </style:style>
    <style:style style:name="Таблица3.C" style:family="table-column">
      <style:table-column-properties style:column-width="0.998cm" style:rel-column-width="566*"/>
    </style:style>
    <style:style style:name="Таблица3.D" style:family="table-column">
      <style:table-column-properties style:column-width="1.304cm" style:rel-column-width="73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5.212cm" table:align="margins"/>
    </style:style>
    <style:style style:name="Таблица4.A" style:family="table-column">
      <style:table-column-properties style:column-width="2.117cm" style:rel-column-width="1200*"/>
    </style:style>
    <style:style style:name="Таблица4.B" style:family="table-column">
      <style:table-column-properties style:column-width="1.358cm" style:rel-column-width="770*"/>
    </style:style>
    <style:style style:name="Таблица4.C" style:family="table-column">
      <style:table-column-properties style:column-width="1.737cm" style:rel-column-width="98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5.212cm" table:align="margins"/>
    </style:style>
    <style:style style:name="Таблица5.A" style:family="table-column">
      <style:table-column-properties style:column-width="2.141cm" style:rel-column-width="1214*"/>
    </style:style>
    <style:style style:name="Таблица5.B" style:family="table-column">
      <style:table-column-properties style:column-width="1.334cm" style:rel-column-width="756*"/>
    </style:style>
    <style:style style:name="Таблица5.C" style:family="table-column">
      <style:table-column-properties style:column-width="1.737cm" style:rel-column-width="98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rsid="001cd991" officeooo:paragraph-rsid="001cd991"/>
    </style:style>
    <style:style style:name="P2" style:family="paragraph" style:parent-style-name="Standard" style:list-style-name="L1">
      <style:text-properties officeooo:rsid="001ea407" officeooo:paragraph-rsid="001ea407"/>
    </style:style>
    <style:style style:name="P3" style:family="paragraph" style:parent-style-name="Standard" style:list-style-name="L2">
      <style:text-properties officeooo:rsid="002e1b86" officeooo:paragraph-rsid="002e1b86"/>
    </style:style>
    <style:style style:name="P4" style:family="paragraph" style:parent-style-name="Standard" style:list-style-name="L3">
      <style:text-properties officeooo:rsid="003037f7" officeooo:paragraph-rsid="003037f7"/>
    </style:style>
    <style:style style:name="P5" style:family="paragraph" style:parent-style-name="Table_20_Contents">
      <style:text-properties officeooo:rsid="001fb7eb" officeooo:paragraph-rsid="001fb7eb"/>
    </style:style>
    <style:style style:name="P6" style:family="paragraph" style:parent-style-name="Table_20_Contents">
      <style:paragraph-properties fo:text-align="end" style:justify-single-word="false"/>
      <style:text-properties officeooo:rsid="001fb7eb" officeooo:paragraph-rsid="001fb7eb"/>
    </style:style>
    <style:style style:name="P7" style:family="paragraph" style:parent-style-name="Table_20_Contents">
      <style:text-properties officeooo:rsid="002026a5" officeooo:paragraph-rsid="002026a5"/>
    </style:style>
    <style:style style:name="P8" style:family="paragraph" style:parent-style-name="Table_20_Contents">
      <style:text-properties fo:font-size="10pt" officeooo:rsid="00219c25" officeooo:paragraph-rsid="00219c25" style:font-size-asian="10pt" style:font-size-complex="10pt"/>
    </style:style>
    <style:style style:name="P9" style:family="paragraph" style:parent-style-name="Table_20_Contents">
      <style:text-properties fo:font-size="10pt" officeooo:rsid="00219c25" officeooo:paragraph-rsid="002212e9" style:font-size-asian="10pt" style:font-size-complex="10pt"/>
    </style:style>
    <style:style style:name="P10" style:family="paragraph" style:parent-style-name="Table_20_Contents">
      <style:text-properties fo:font-size="10pt" officeooo:rsid="002212e9" officeooo:paragraph-rsid="002212e9" style:font-size-asian="10pt" style:font-size-complex="10pt"/>
    </style:style>
    <style:style style:name="P11" style:family="paragraph" style:parent-style-name="Table_20_Contents">
      <style:text-properties fo:font-size="10pt" officeooo:rsid="00260b91" officeooo:paragraph-rsid="00260b91" style:font-size-asian="10pt" style:font-size-complex="10pt"/>
    </style:style>
    <style:style style:name="P12" style:family="paragraph" style:parent-style-name="Table_20_Contents">
      <style:text-properties fo:font-size="10pt" officeooo:paragraph-rsid="00260b91" style:font-size-asian="10pt" style:font-size-complex="10pt"/>
    </style:style>
    <style:style style:name="P13" style:family="paragraph" style:parent-style-name="Table_20_Contents">
      <style:text-properties fo:font-size="10pt" officeooo:rsid="00279e49" officeooo:paragraph-rsid="00279e49" style:font-size-asian="10pt" style:font-size-complex="10pt"/>
    </style:style>
    <style:style style:name="P14" style:family="paragraph" style:parent-style-name="Table_20_Contents">
      <style:text-properties fo:font-size="10pt" officeooo:rsid="00279e49" officeooo:paragraph-rsid="002ba61f" style:font-size-asian="10pt" style:font-size-complex="10pt"/>
    </style:style>
    <style:style style:name="P15" style:family="paragraph" style:parent-style-name="Table_20_Contents">
      <style:text-properties fo:font-size="10pt" officeooo:rsid="00279e49" officeooo:paragraph-rsid="002d5bce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2pt" officeooo:paragraph-rsid="002026a5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 style:list-style-name="L1">
      <style:text-properties officeooo:paragraph-rsid="00279e49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end" style:justify-single-word="false"/>
      <style:text-properties officeooo:paragraph-rsid="001fb7eb"/>
    </style:style>
    <style:style style:name="P21" style:family="paragraph" style:parent-style-name="Table_20_Contents">
      <style:paragraph-properties fo:text-align="end" style:justify-single-word="false"/>
      <style:text-properties officeooo:paragraph-rsid="0029b9c1"/>
    </style:style>
    <style:style style:name="T1" style:family="text">
      <style:text-properties officeooo:rsid="001daa5d"/>
    </style:style>
    <style:style style:name="T2" style:family="text">
      <style:text-properties officeooo:rsid="001fb7eb"/>
    </style:style>
    <style:style style:name="T3" style:family="text">
      <style:text-properties officeooo:rsid="002026a5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fo:font-style="normal" style:text-underline-style="none" style:font-style-asian="normal" style:font-style-complex="normal"/>
    </style:style>
    <style:style style:name="T6" style:family="text">
      <style:text-properties officeooo:rsid="002ba61f"/>
    </style:style>
    <style:style style:name="T7" style:family="text">
      <style:text-properties officeooo:rsid="002d5bce"/>
    </style:style>
    <style:style style:name="T8" style:family="text">
      <style:text-properties officeooo:rsid="002df7a5"/>
    </style:style>
    <style:style style:name="T9" style:family="text">
      <style:text-properties officeooo:rsid="002e1b86"/>
    </style:style>
    <style:style style:name="T10" style:family="text">
      <style:text-properties officeooo:rsid="002e7d44"/>
    </style:style>
    <style:style style:name="T11" style:family="text">
      <style:text-properties officeooo:rsid="002f0e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32635758464758913" text:style-name="L1">
        <text:list-item>
          <text:p text:style-name="P1">Why is a structural superposition based on the sequence information al<text:span text:style-name="T1">o</text:span>ne rather unreliable for distantly related sequences.</text:p>
        </text:list-item>
        <text:list-item>
          <text:p text:style-name="P2">Which classification level is common to both 1ftt and 1apl in CATH and SCOP? How many different homedomain types are listed in SCOP?</text:p>
        </text:list-item>
      </text:list>
      <text:h text:style-name="Heading_20_2" text:outline-level="2">Use «imminoglobulin»... <text:span text:style-name="T9">1bww</text:span></text:h>
      <text:p text:style-name="Heading">CATH</text:p>
      <text:list xml:id="list754654546122141951" text:style-name="L2">
        <text:list-item>
          <text:p text:style-name="P3">Class <text:s/>- Mainly Beta <text:span text:style-name="T10">(2)</text:span></text:p>
          <text:list>
            <text:list-item>
              <text:p text:style-name="P3">Architecture – Sandwich <text:span text:style-name="T10">(2.60)</text:span></text:p>
              <text:list>
                <text:list-item>
                  <text:p text:style-name="P3">Topology — Immunoglobulin-like <text:span text:style-name="T10">(2.60.40)</text:span></text:p>
                  <text:list>
                    <text:list-item>
                      <text:p text:style-name="P3">Homologous Superfamily — Immunoglobulins <text:span text:style-name="T11">(2.60.40.10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Heading"><text:span text:style-name="T11">S</text:span>COP</text:p>
      <text:list xml:id="list5248692435372084477" text:style-name="L3">
        <text:list-item>
          <text:p text:style-name="P4"/>
        </text:list-item>
      </text:list>
      <text:h text:style-name="Heading_20_2" text:outline-level="2">Differen<text:span text:style-name="T8">ces of opinion (1gxw and 1i1i)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>Number of domains</text:p>
          </table:table-cell>
          <table:table-cell table:style-name="Таблица1.A1" office:value-type="string">
            <text:p text:style-name="P5">Name of each domain</text:p>
          </table:table-cell>
          <table:table-cell table:style-name="Таблица1.E1" office:value-type="string">
            <text:p text:style-name="P5">Boundaries of domains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scop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19"><text:span text:style-name="T2">d</text:span>1gxwa_</text:p>
            <text:p text:style-name="P19"/>
          </table:table-cell>
          <table:table-cell table:style-name="Таблица1.E2" office:value-type="string">
            <text:p text:style-name="P17">-</text:p>
          </table:table-cell>
        </table:table-row>
        <table:table-row>
          <table:table-cell table:style-name="Таблица1.A2" office:value-type="string">
            <text:p text:style-name="P5">1gxw</text:p>
          </table:table-cell>
          <table:table-cell table:style-name="Таблица1.A2" office:value-type="string">
            <text:p text:style-name="P5">cath</text:p>
          </table:table-cell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16">1gxwA01 <text:span text:style-name="T3">(3.10.170.10)</text:span></text:p>
            <text:p text:style-name="P16">1gxwA02 <text:span text:style-name="T3">(1.10.390.10)</text:span></text:p>
          </table:table-cell>
          <table:table-cell table:style-name="Таблица1.E2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column table:style-name="Таблица3.C"/>
              <table:table-column table:style-name="Таблица3.D"/>
              <table:table-row>
                <table:table-cell table:style-name="Таблица3.A1" office:value-type="string">
                  <text:p text:style-name="P11">Domain</text:p>
                </table:table-cell>
                <table:table-cell table:style-name="Таблица3.A1" office:value-type="string">
                  <text:p text:style-name="P11">Start</text:p>
                </table:table-cell>
                <table:table-cell table:style-name="Таблица3.A1" office:value-type="string">
                  <text:p text:style-name="P11">Stop</text:p>
                </table:table-cell>
                <table:table-cell table:style-name="Таблица3.D1" office:value-type="string">
                  <text:p text:style-name="P11">Length</text:p>
                </table:table-cell>
              </table:table-row>
              <table:table-row>
                <table:table-cell table:style-name="Таблица3.A2" office:value-type="string">
                  <text:p text:style-name="P12">1gxwA01</text:p>
                </table:table-cell>
                <table:table-cell table:style-name="Таблица3.A2" office:value-type="string">
                  <text:p text:style-name="P11">6</text:p>
                </table:table-cell>
                <table:table-cell table:style-name="Таблица3.A2" office:value-type="string">
                  <text:p text:style-name="P11">154</text:p>
                </table:table-cell>
                <table:table-cell table:style-name="Таблица3.D2" office:value-type="string">
                  <text:p text:style-name="P11">149</text:p>
                </table:table-cell>
              </table:table-row>
              <table:table-row>
                <table:table-cell table:style-name="Таблица3.A2" office:value-type="string">
                  <text:p text:style-name="P12">1gxwA02</text:p>
                </table:table-cell>
                <table:table-cell table:style-name="Таблица3.A2" office:value-type="string">
                  <text:p text:style-name="P11">155</text:p>
                </table:table-cell>
                <table:table-cell table:style-name="Таблица3.A2" office:value-type="string">
                  <text:p text:style-name="P11">315</text:p>
                </table:table-cell>
                <table:table-cell table:style-name="Таблица3.D2" office:value-type="string">
                  <text:p text:style-name="P11">161</text:p>
                </table:table-cell>
              </table:table-row>
            </table:table>
            <text:p text:style-name="P7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pfam</text:p>
          </table:table-cell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20"><text:span text:style-name="T2">PF02868</text:span></text:p>
            <text:p text:style-name="P21"><text:span text:style-name="T2">PF01447</text:span></text:p>
          </table:table-cell>
          <table:table-cell table:style-name="Таблица1.E2" office:value-type="string">
            <table:table table:name="Таблица5" table:style-name="Таблица5">
              <table:table-column table:style-name="Таблица5.A"/>
              <table:table-column table:style-name="Таблица5.B"/>
              <table:table-column table:style-name="Таблица5.C"/>
              <table:table-row>
                <table:table-cell table:style-name="Таблица5.A1" office:value-type="string">
                  <text:p text:style-name="P13">Chain</text:p>
                </table:table-cell>
                <table:table-cell table:style-name="Таблица5.A1" office:value-type="string">
                  <text:p text:style-name="P13">Start</text:p>
                </table:table-cell>
                <table:table-cell table:style-name="Таблица5.C1" office:value-type="string">
                  <text:p text:style-name="P13">End</text:p>
                </table:table-cell>
              </table:table-row>
              <table:table-row>
                <table:table-cell table:style-name="Таблица5.A2" office:value-type="string">
                  <text:p text:style-name="P14">A<text:span text:style-name="T6">(PF02868)</text:span></text:p>
                </table:table-cell>
                <table:table-cell table:style-name="Таблица5.A2" office:value-type="string">
                  <text:p text:style-name="P13">153</text:p>
                </table:table-cell>
                <table:table-cell table:style-name="Таблица5.C2" office:value-type="string">
                  <text:p text:style-name="P13">315</text:p>
                </table:table-cell>
              </table:table-row>
              <table:table-row>
                <table:table-cell table:style-name="Таблица5.A2" office:value-type="string">
                  <text:p text:style-name="P14">A<text:span text:style-name="T6">(PF01447)</text:span></text:p>
                </table:table-cell>
                <table:table-cell table:style-name="Таблица5.A2" office:value-type="string">
                  <text:p text:style-name="P13">4</text:p>
                </table:table-cell>
                <table:table-cell table:style-name="Таблица5.C2" office:value-type="string">
                  <text:p text:style-name="P13">151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scop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19">d1i1ip_</text:p>
          </table:table-cell>
          <table:table-cell table:style-name="Таблица1.E2" office:value-type="string">
            <text:p text:style-name="P17">-</text:p>
          </table:table-cell>
        </table:table-row>
        <table:table-row>
          <table:table-cell table:style-name="Таблица1.A2" office:value-type="string">
            <text:p text:style-name="P5">1i1i</text:p>
          </table:table-cell>
          <table:table-cell table:style-name="Таблица1.A2" office:value-type="string">
            <text:p text:style-name="P5">cath</text:p>
          </table:table-cell>
          <table:table-cell table:style-name="Таблица1.A2" office:value-type="string">
            <text:p text:style-name="P5">3</text:p>
          </table:table-cell>
          <table:table-cell table:style-name="Таблица1.A2" office:value-type="string">
            <text:p text:style-name="P19">1i1iP01</text:p>
            <text:p text:style-name="P19">1i1iP0<text:span text:style-name="T2">2</text:span></text:p>
            <text:p text:style-name="P19">1i1iP0<text:span text:style-name="T2">3</text:span></text:p>
          </table:table-cell>
          <table:table-cell table:style-name="Таблица1.E2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 table:number-columns-repeated="2"/>
              <table:table-row>
                <table:table-cell table:style-name="Таблица2.A1" office:value-type="string">
                  <text:p text:style-name="P10">Domain</text:p>
                </table:table-cell>
                <table:table-cell table:style-name="Таблица2.A1" office:value-type="string">
                  <text:p text:style-name="P10">Start</text:p>
                </table:table-cell>
                <table:table-cell table:style-name="Таблица2.A1" office:value-type="string">
                  <text:p text:style-name="P10">Stop</text:p>
                </table:table-cell>
                <table:table-cell table:style-name="Таблица2.D1" office:value-type="string">
                  <text:p text:style-name="P10">Length</text:p>
                </table:table-cell>
              </table:table-row>
              <table:table-row>
                <table:table-cell table:style-name="Таблица2.A2" office:value-type="string">
                  <text:p text:style-name="P9"><text:a xlink:type="simple" xlink:href="http://v3-4.cathdb.info/domain/1i1iP01"><text:span text:style-name="T5">1i1iP01</text:span></text:a></text:p>
                </table:table-cell>
                <table:table-cell table:style-name="Таблица2.A2" office:value-type="string">
                  <text:p text:style-name="P10">14</text:p>
                </table:table-cell>
                <table:table-cell table:style-name="Таблица2.A2" office:value-type="string">
                  <text:p text:style-name="P10">152</text:p>
                </table:table-cell>
                <table:table-cell table:style-name="Таблица2.D2" office:value-type="string">
                  <text:p text:style-name="P10">139</text:p>
                </table:table-cell>
              </table:table-row>
              <table:table-row>
                <table:table-cell table:style-name="Таблица2.A2" office:value-type="string">
                  <text:p text:style-name="P9"><text:a xlink:type="simple" xlink:href="http://v3-4.cathdb.info/domain/1i1iP02"><text:span text:style-name="T5">1i1iP02</text:span></text:a></text:p>
                </table:table-cell>
                <table:table-cell table:style-name="Таблица2.A2" office:value-type="string">
                  <text:p text:style-name="P10">362</text:p>
                </table:table-cell>
                <table:table-cell table:style-name="Таблица2.A2" office:value-type="string">
                  <text:p text:style-name="P10">512</text:p>
                </table:table-cell>
                <table:table-cell table:style-name="Таблица2.D2" office:value-type="string">
                  <text:p text:style-name="P10">151</text:p>
                </table:table-cell>
              </table:table-row>
              <table:table-row>
                <table:table-cell table:style-name="Таблица2.A2" office:value-type="string">
                  <text:p text:style-name="P9"><text:a xlink:type="simple" xlink:href="http://v3-4.cathdb.info/domain/1i1iP03"><text:span text:style-name="T5">1i1iP03</text:span></text:a></text:p>
                </table:table-cell>
                <table:table-cell table:style-name="Таблица2.A2" office:value-type="string">
                  <text:p text:style-name="P10">153</text:p>
                </table:table-cell>
                <table:table-cell table:style-name="Таблица2.A2" office:value-type="string">
                  <text:p text:style-name="P10">361</text:p>
                </table:table-cell>
                <table:table-cell table:style-name="Таблица2.D2" office:value-type="string">
                  <text:p text:style-name="P10">209</text:p>
                </table:table-cell>
              </table:table-row>
              <table:table-row>
                <table:table-cell table:style-name="Таблица2.A2" office:value-type="string">
                  <text:p text:style-name="P9"><text:a xlink:type="simple" xlink:href="http://v3-4.cathdb.info/domain/1i1iP03"><text:span text:style-name="T5">1i1iP03</text:span></text:a></text:p>
                </table:table-cell>
                <table:table-cell table:style-name="Таблица2.A2" office:value-type="string">
                  <text:p text:style-name="P10">513</text:p>
                </table:table-cell>
                <table:table-cell table:style-name="Таблица2.A2" office:value-type="string">
                  <text:p text:style-name="P10">678</text:p>
                </table:table-cell>
                <table:table-cell table:style-name="Таблица2.D2" office:value-type="string">
                  <text:p text:style-name="P10">166</text:p>
                </table:table-cell>
              </table:table-row>
            </table:table>
            <text:p text:style-name="P8"><text:span text:style-name="T4"/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5">pfam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6">PF01432</text:p>
          </table:table-cell>
          <table:table-cell table:style-name="Таблица1.E2" office:value-type="string">
            <table:table table:name="Таблица4" table:style-name="Таблица4">
              <table:table-column table:style-name="Таблица4.A"/>
              <table:table-column table:style-name="Таблица4.B"/>
              <table:table-column table:style-name="Таблица4.C"/>
              <table:table-row>
                <table:table-cell table:style-name="Таблица4.A1" office:value-type="string">
                  <text:p text:style-name="P13">Chain</text:p>
                </table:table-cell>
                <table:table-cell table:style-name="Таблица4.A1" office:value-type="string">
                  <text:p text:style-name="P13">Start</text:p>
                </table:table-cell>
                <table:table-cell table:style-name="Таблица4.C1" office:value-type="string">
                  <text:p text:style-name="P13">End</text:p>
                </table:table-cell>
              </table:table-row>
              <table:table-row>
                <table:table-cell table:style-name="Таблица4.A2" office:value-type="string">
                  <text:p text:style-name="P15">P<text:span text:style-name="T7">(PF01432)</text:span></text:p>
                </table:table-cell>
                <table:table-cell table:style-name="Таблица4.A2" office:value-type="string">
                  <text:p text:style-name="P13">228</text:p>
                </table:table-cell>
                <table:table-cell table:style-name="Таблица4.C2" office:value-type="string">
                  <text:p text:style-name="P13">678</text:p>
                </table:table-cell>
              </table:table-row>
            </table:table>
            <text:p text:style-name="Table_20_Contents"/>
          </table:table-cell>
        </table:table-row>
      </table:table>
      <text:list xml:id="list171313897361270" text:continue-list="list6132635758464758913" text:style-name="L1">
        <text:list-header>
          <text:p text:style-name="P1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a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6:07:23.334015875</meta:creation-date>
    <meta:generator>LibreOffice/4.1.3.2$Linux_X86_64 LibreOffice_project/410m0$Build-2</meta:generator>
    <dc:date>2013-11-25T17:13:12.764811936</dc:date>
    <meta:editing-duration>PT1H3M59S</meta:editing-duration>
    <meta:editing-cycles>24</meta:editing-cycles>
    <meta:document-statistic meta:table-count="5" meta:image-count="0" meta:object-count="0" meta:page-count="1" meta:paragraph-count="88" meta:word-count="161" meta:character-count="891" meta:non-whitespace-character-count="822"/>
  </office:meta>
</office:document-meta>
</file>